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3465a4"/>
    </style:style>
    <style:style style:name="P2" style:family="paragraph" style:parent-style-name="Text_20_body" style:list-style-name="L1"/>
    <style:style style:name="P3" style:family="paragraph" style:parent-style-name="Text_20_body">
      <style:text-properties officeooo:paragraph-rsid="0021d87d"/>
    </style:style>
    <style:style style:name="P4" style:family="paragraph" style:parent-style-name="Text_20_body" style:list-style-name="L2"/>
    <style:style style:name="P5"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3465a4" fo:font-size="16pt"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ource_20_Text"><text:span text:style-name="T3">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2140981995" text:style-name="L1">
        <text:list-item>
          <text:p text:style-name="P5"><text:span text:style-name="Strong_20_Emphasis">Segment</text:span>: A 16-bit value representing the base address of a memory segment.</text:p>
        </text:list-item>
        <text:list-item>
          <text:p text:style-name="P2"><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1752399395" text:style-name="L2">
        <text:list-item>
          <text:p text:style-name="P4"><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4"><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09-04T01:57:28.705725322</dc:date>
    <meta:editing-duration>PT4M44S</meta:editing-duration>
    <meta:editing-cycles>2</meta:editing-cycles>
    <meta:document-statistic meta:table-count="0" meta:image-count="0" meta:object-count="0" meta:page-count="1" meta:paragraph-count="11" meta:word-count="298" meta:character-count="1792" meta:non-whitespace-character-count="1509"/>
  </office:meta>
</office:document-meta>
</file>